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4.249cm" style:rel-column-width="16383*"/>
    </style:style>
    <style:style style:name="Tabelle7.D" style:family="table-column">
      <style:table-column-properties style:column-width="4.251cm" style:rel-column-width="16386*"/>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4.249cm" style:rel-column-width="16383*"/>
    </style:style>
    <style:style style:name="Tabelle8.D" style:family="table-column">
      <style:table-column-properties style:column-width="4.251cm" style:rel-column-width="16386*"/>
    </style:style>
    <style:style style:name="Tabelle8.A1" style:family="table-cell">
      <style:table-cell-properties fo:padding="0.097cm" fo:border-left="0.05pt solid #000000" fo:border-right="none" fo:border-top="0.05pt solid #000000" fo:border-bottom="0.05pt solid #000000"/>
    </style:style>
    <style:style style:name="Tabelle8.D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none"/>
    </style:style>
    <style:style style:name="Tabelle5.B2" style:family="table-cell">
      <style:table-cell-properties fo:padding="0.097cm" fo:border-left="0.05pt solid #000000" fo:border-right="0.05pt solid #000000" fo:border-top="0.05pt solid #000000" fo:border-bottom="none"/>
    </style:style>
    <style:style style:name="Tabelle5.A3" style:family="table-cell">
      <style:table-cell-properties fo:padding="0.097cm" fo:border-left="0.05pt solid #000000" fo:border-right="none" fo:border-top="none" fo:border-bottom="none"/>
    </style:style>
    <style:style style:name="Tabelle5.B3" style:family="table-cell">
      <style:table-cell-properties fo:padding="0.097cm" fo:border-left="0.05pt solid #000000" fo:border-right="0.05pt solid #000000" fo:border-top="none" fo:border-bottom="none"/>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0.05pt solid #000000" fo:border-bottom="none"/>
    </style:style>
    <style:style style:name="Tabelle6.B2" style:family="table-cell">
      <style:table-cell-properties fo:padding="0.097cm" fo:border-left="0.05pt solid #000000" fo:border-right="0.05pt solid #000000" fo:border-top="0.05pt solid #000000" fo:border-bottom="none"/>
    </style:style>
    <style:style style:name="Tabelle6.A3" style:family="table-cell">
      <style:table-cell-properties fo:padding="0.097cm" fo:border-left="0.05pt solid #000000" fo:border-right="none" fo:border-top="none" fo:border-bottom="none"/>
    </style:style>
    <style:style style:name="Tabelle6.B3" style:family="table-cell">
      <style:table-cell-properties fo:padding="0.097cm" fo:border-left="0.05pt solid #000000" fo:border-right="0.05pt solid #000000" fo:border-top="none" fo:border-bottom="none"/>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officeooo:rsid="002495c1" officeooo:paragraph-rsid="00251f4a"/>
    </style:style>
    <style:style style:name="P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6" style:family="paragraph" style:parent-style-name="Table_20_Contents">
      <style:text-properties fo:color="#000000" style:font-name="Liberation Sans" fo:font-size="10pt" officeooo:rsid="000f5eb8" officeooo:paragraph-rsid="000f5eb8"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9"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0" style:family="paragraph" style:parent-style-name="Table_20_Contents">
      <style:text-properties officeooo:rsid="0017159c" officeooo:paragraph-rsid="0017159c"/>
    </style:style>
    <style:style style:name="P11" style:family="paragraph" style:parent-style-name="Table_20_Contents">
      <style:text-properties officeooo:rsid="00172bcf" officeooo:paragraph-rsid="00172bcf"/>
    </style:style>
    <style:style style:name="P12" style:family="paragraph" style:parent-style-name="Table_20_Contents">
      <style:text-properties style:font-name="Liberation Serif" fo:font-size="12pt" officeooo:rsid="00172bcf" officeooo:paragraph-rsid="00172bcf" style:font-size-asian="12pt" style:font-size-complex="12pt"/>
    </style:style>
    <style:style style:name="P13" style:family="paragraph" style:parent-style-name="Table_20_Contents">
      <style:text-properties style:font-name="Liberation Serif" fo:font-size="12pt" officeooo:rsid="001741db" officeooo:paragraph-rsid="001741db" style:font-size-asian="12pt" style:font-size-complex="12pt"/>
    </style:style>
    <style:style style:name="P14" style:family="paragraph" style:parent-style-name="Table_20_Contents">
      <style:text-properties style:font-name="Liberation Serif" fo:font-size="12pt" officeooo:rsid="00179ecc" officeooo:paragraph-rsid="00179ecc" style:font-size-asian="12pt" style:font-size-complex="12pt"/>
    </style:style>
    <style:style style:name="P15" style:family="paragraph" style:parent-style-name="Table_20_Contents">
      <style:text-properties officeooo:rsid="0019cb6e" officeooo:paragraph-rsid="0019cb6e"/>
    </style:style>
    <style:style style:name="P16" style:family="paragraph" style:parent-style-name="Table_20_Contents">
      <style:text-properties officeooo:rsid="001cf707" officeooo:paragraph-rsid="001cf707"/>
    </style:style>
    <style:style style:name="P17" style:family="paragraph" style:parent-style-name="Table_20_Contents">
      <style:text-properties officeooo:rsid="001cf707" officeooo:paragraph-rsid="0020e5a0"/>
    </style:style>
    <style:style style:name="P18" style:family="paragraph" style:parent-style-name="Table_20_Contents">
      <style:text-properties officeooo:rsid="001cf707" officeooo:paragraph-rsid="002278a5"/>
    </style:style>
    <style:style style:name="P19" style:family="paragraph" style:parent-style-name="Table_20_Contents">
      <style:text-properties officeooo:rsid="0020e5a0" officeooo:paragraph-rsid="00238855"/>
    </style:style>
    <style:style style:name="P20" style:family="paragraph" style:parent-style-name="Table_20_Contents">
      <style:text-properties officeooo:rsid="002278a5" officeooo:paragraph-rsid="002278a5"/>
    </style:style>
    <style:style style:name="P21" style:family="paragraph" style:parent-style-name="Table_20_Contents">
      <style:text-properties officeooo:rsid="002278a5" officeooo:paragraph-rsid="00238855"/>
    </style:style>
    <style:style style:name="P22" style:family="paragraph" style:parent-style-name="Table_20_Contents">
      <style:text-properties officeooo:paragraph-rsid="002278a5"/>
    </style:style>
    <style:style style:name="P23" style:family="paragraph" style:parent-style-name="Table_20_Contents">
      <style:text-properties officeooo:rsid="00234a92" officeooo:paragraph-rsid="00234a92"/>
    </style:style>
    <style:style style:name="P24" style:family="paragraph" style:parent-style-name="Table_20_Contents">
      <style:text-properties officeooo:rsid="002495c1" officeooo:paragraph-rsid="002495c1"/>
    </style:style>
    <style:style style:name="P25" style:family="paragraph" style:parent-style-name="Footer">
      <style:paragraph-properties fo:text-align="end" style:justify-single-word="false"/>
    </style:style>
    <style:style style:name="P26" style:family="paragraph" style:parent-style-name="Text_20_body">
      <style:text-properties officeooo:rsid="0017159c" officeooo:paragraph-rsid="0017159c"/>
    </style:style>
    <style:style style:name="P27" style:family="paragraph" style:parent-style-name="Text_20_body">
      <style:text-properties officeooo:rsid="00172bcf" officeooo:paragraph-rsid="00172bcf"/>
    </style:style>
    <style:style style:name="P28" style:family="paragraph" style:parent-style-name="Text_20_body">
      <style:text-properties officeooo:rsid="0017d0d1" officeooo:paragraph-rsid="0017d0d1"/>
    </style:style>
    <style:style style:name="P29" style:family="paragraph" style:parent-style-name="Text_20_body">
      <style:text-properties officeooo:rsid="0017d0d1" officeooo:paragraph-rsid="0018913b"/>
    </style:style>
    <style:style style:name="P30" style:family="paragraph" style:parent-style-name="Text_20_body">
      <style:text-properties fo:color="#999999" officeooo:paragraph-rsid="0017d0d1"/>
    </style:style>
    <style:style style:name="P31" style:family="paragraph" style:parent-style-name="Text_20_body">
      <style:text-properties fo:color="#999999" officeooo:paragraph-rsid="002278a5"/>
    </style:style>
    <style:style style:name="P32" style:family="paragraph" style:parent-style-name="Text_20_body">
      <style:text-properties officeooo:paragraph-rsid="0019cb6e"/>
    </style:style>
    <style:style style:name="P33" style:family="paragraph" style:parent-style-name="Text_20_body">
      <style:text-properties officeooo:rsid="0019cb6e" officeooo:paragraph-rsid="0019cb6e"/>
    </style:style>
    <style:style style:name="P34" style:family="paragraph" style:parent-style-name="Text_20_body">
      <style:text-properties officeooo:rsid="0013659c" officeooo:paragraph-rsid="0019cb6e"/>
    </style:style>
    <style:style style:name="P35" style:family="paragraph" style:parent-style-name="Text_20_body">
      <style:text-properties officeooo:rsid="0015236f" officeooo:paragraph-rsid="0019cb6e"/>
    </style:style>
    <style:style style:name="P36" style:family="paragraph" style:parent-style-name="Text_20_body">
      <style:text-properties officeooo:paragraph-rsid="001cf707"/>
    </style:style>
    <style:style style:name="P37" style:family="paragraph" style:parent-style-name="Text_20_body">
      <style:text-properties officeooo:rsid="002278a5" officeooo:paragraph-rsid="002278a5"/>
    </style:style>
    <style:style style:name="P38" style:family="paragraph" style:parent-style-name="Footnote">
      <style:text-properties officeooo:paragraph-rsid="002495c1"/>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font-weight="bold" style:font-weight-asian="bold" style:font-weight-complex="bold"/>
    </style:style>
    <style:style style:name="P42" style:family="paragraph" style:parent-style-name="Table_20_Contents">
      <style:text-properties fo:color="#000000" style:font-name="Liberation Sans" fo:font-size="10pt" officeooo:rsid="0026d507" officeooo:paragraph-rsid="0026d507" style:font-size-asian="10pt" style:font-size-complex="10pt"/>
    </style:style>
    <style:style style:name="P43" style:family="paragraph" style:parent-style-name="Table_20_Contents">
      <style:paragraph-properties fo:text-align="start" style:justify-single-word="false"/>
      <style:text-properties fo:color="#000000" style:font-name="Liberation Sans" fo:font-size="10pt" officeooo:rsid="0026d507" officeooo:paragraph-rsid="0026d507" style:font-size-asian="10pt" style:font-size-complex="10pt"/>
    </style:style>
    <style:style style:name="P44" style:family="paragraph" style:parent-style-name="Heading_20_1">
      <style:paragraph-properties fo:text-align="center" style:justify-single-word="false"/>
    </style:style>
    <style:style style:name="P45" style:family="paragraph" style:parent-style-name="Heading_20_2">
      <style:text-properties officeooo:rsid="0017d0d1" officeooo:paragraph-rsid="0017d0d1"/>
    </style:style>
    <style:style style:name="T1" style:family="text">
      <style:text-properties officeooo:rsid="0013659c"/>
    </style:style>
    <style:style style:name="T2" style:family="text">
      <style:text-properties officeooo:rsid="0013fd1e"/>
    </style:style>
    <style:style style:name="T3" style:family="text">
      <style:text-properties officeooo:rsid="0017d0d1"/>
    </style:style>
    <style:style style:name="T4" style:family="text">
      <style:text-properties officeooo:rsid="0018913b"/>
    </style:style>
    <style:style style:name="T5" style:family="text">
      <style:text-properties fo:font-weight="bold" style:font-weight-asian="bold" style:font-weight-complex="bold"/>
    </style:style>
    <style:style style:name="T6" style:family="text">
      <style:text-properties officeooo:rsid="001c5c68"/>
    </style:style>
    <style:style style:name="T7" style:family="text">
      <style:text-properties officeooo:rsid="001d0476"/>
    </style:style>
    <style:style style:name="T8" style:family="text">
      <style:text-properties officeooo:rsid="00251f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44" text:outline-level="1">J<text:span text:style-name="T6">SON</text:span> Analyse</text:h>
      <text:p text:style-name="P3"/>
      <text:p text:style-name="P3"/>
      <text:h text:style-name="Heading_20_2" text:outline-level="2">J<text:span text:style-name="T6">SON</text:span> Bibliothek</text:h>
      <text:p text:style-name="P2"/>
      <text:p text:style-name="P36">Da erst mit Java 9 eine native Unterstützung von J<text:span text:style-name="T3">SON </text:span>Dateien verfügbar ist, muss eine Bibliothek zum erstellen und parsen von J<text:span text:style-name="T3">SON</text:span> Dateien, in das Projekt eingebunden werden. <text:span text:style-name="T7">Da an diesem Projekt viele Entwickler mitwirken werden, ist das erste Auswahlkriterium die Popularität der Bibliotheken. Die Popularität ist der Liste der Top 100 Java Bibliotheken</text:span><text:span text:style-name="T7"><text:note text:id="ftn1" text:note-class="footnote"><text:note-citation>1</text:note-citation><text:note-body><text:p text:style-name="Footnote">https://blog.takipi.com/the-top-100-java-libraries-in-2016-after-analyzing-47251-dependencies/</text:p></text:note-body></text:note></text:span><text:span text:style-name="T7"> entnommen, demnach ist Jackson</text:span><text:span text:style-name="T7"><text:note text:id="ftn2" text:note-class="footnote"><text:note-citation>2</text:note-citation><text:note-body><text:p text:style-name="Footnote">https://mvnrepository.com/artifact/com.fasterxml.jackson.core/jackson-databind</text:p></text:note-body></text:note></text:span><text:span text:style-name="T7"> die beliebteste Bibliothek, dicht gefolgt von GSON</text:span><text:span text:style-name="T7"><text:note text:id="ftn3" text:note-class="footnote"><text:note-citation>3</text:note-citation><text:note-body><text:p text:style-name="Footnote">https://mvnrepository.com/artifact/com.google.code.gson/gson</text:p></text:note-body></text:note></text:span><text:span text:style-name="T7">. Als vertreter der hinteren Plätze wurden JSON-P und JSON.simple ausgewählt.Auf dem dritten Platz findet sich json.json</text:span><text:span text:style-name="T7"><text:note text:id="ftn4" text:note-class="footnote"><text:note-citation>4</text:note-citation><text:note-body><text:p text:style-name="Footnote">https://mvnrepository.com/artifact/org.json/json</text:p></text:note-body></text:note></text:span><text:span text:style-name="T7"> und auf dem vierten JSON.simple</text:span><text:span text:style-name="T7"><text:note text:id="ftn5" text:note-class="footnote"><text:note-citation>5</text:note-citation><text:note-body><text:p text:style-name="Footnote">https://mvnrepository.com/artifact/com.googlecode.json-simple/json-simple</text:p></text:note-body></text:note></text:span><text:span text:style-name="T7">.</text:span></text:p>
      <text:p text:style-name="P36"/>
      <text:p text:style-name="P37">Vorteile der einzelnen Bibliotheken</text:p>
      <table:table table:name="Tabelle7" table:style-name="Tabelle7">
        <table:table-column table:style-name="Tabelle7.A" table:number-columns-repeated="3"/>
        <table:table-column table:style-name="Tabelle7.D"/>
        <table:table-row>
          <table:table-cell table:style-name="Tabelle7.A1" office:value-type="string">
            <text:p text:style-name="P17">Jackson</text:p>
          </table:table-cell>
          <table:table-cell table:style-name="Tabelle7.A1" office:value-type="string">
            <text:p text:style-name="P16">GSON</text:p>
          </table:table-cell>
          <table:table-cell table:style-name="Tabelle7.A1" office:value-type="string">
            <text:p text:style-name="P20">JSON-P</text:p>
          </table:table-cell>
          <table:table-cell table:style-name="Tabelle7.D1" office:value-type="string">
            <text:p text:style-name="P17">JSON.simple</text:p>
          </table:table-cell>
        </table:table-row>
        <table:table-row>
          <table:table-cell table:style-name="Tabelle7.A2" office:value-type="string">
            <text:p text:style-name="P20">Hohe Performance<text:note text:id="ftn6" text:note-class="footnote"><text:note-citation>6</text:note-citation><text:note-body><text:p text:style-name="Footnote">https://blog.takipi.com/the-ultimate-json-library-json-simple-vs-gson-vs-jackson-vs-json/</text:p></text:note-body></text:note> bei großen Dateien</text:p>
          </table:table-cell>
          <table:table-cell table:style-name="Tabelle7.A2" office:value-type="string">
            <text:p text:style-name="P20">Hohe Performance bei kleinen Dateien</text:p>
          </table:table-cell>
          <table:table-cell table:style-name="Tabelle7.A2" office:value-type="string">
            <text:p text:style-name="P23"/>
          </table:table-cell>
          <table:table-cell table:style-name="Tabelle7.D2" office:value-type="string">
            <text:p text:style-name="P20">Mittelmäßige Performance bei großen und kleinen Dateien</text:p>
          </table:table-cell>
        </table:table-row>
        <table:table-row>
          <table:table-cell table:style-name="Tabelle7.A2" office:value-type="string">
            <text:p text:style-name="P19">Bietet Möglichkeit 2 der Implementierung an siehe JSON Implementierung</text:p>
          </table:table-cell>
          <table:table-cell table:style-name="Tabelle7.A2" office:value-type="string">
            <text:p text:style-name="P19">Bietet Möglichkeit 2 der Implementierung an siehe JSON Implementierung</text:p>
          </table:table-cell>
          <table:table-cell table:style-name="Tabelle7.A2" office:value-type="string">
            <text:p text:style-name="Table_20_Contents"/>
          </table:table-cell>
          <table:table-cell table:style-name="Tabelle7.D2" office:value-type="string">
            <text:p text:style-name="Table_20_Contents"/>
          </table:table-cell>
        </table:table-row>
      </table:table>
      <text:p text:style-name="P36"/>
      <text:p text:style-name="P36"/>
      <text:p text:style-name="P36"/>
      <text:p text:style-name="P37"><text:soft-page-break/>Nachteile der einzelnen Bibliotheken</text:p>
      <table:table table:name="Tabelle8" table:style-name="Tabelle8">
        <table:table-column table:style-name="Tabelle8.A" table:number-columns-repeated="3"/>
        <table:table-column table:style-name="Tabelle8.D"/>
        <table:table-row>
          <table:table-cell table:style-name="Tabelle8.A1" office:value-type="string">
            <text:p text:style-name="P18">Jackson</text:p>
          </table:table-cell>
          <table:table-cell table:style-name="Tabelle8.A1" office:value-type="string">
            <text:p text:style-name="P18">GSON</text:p>
          </table:table-cell>
          <table:table-cell table:style-name="Tabelle8.A1" office:value-type="string">
            <text:p text:style-name="P24">JSON-P</text:p>
          </table:table-cell>
          <table:table-cell table:style-name="Tabelle8.D1" office:value-type="string">
            <text:p text:style-name="P18">JSON.simple</text:p>
          </table:table-cell>
        </table:table-row>
        <table:table-row>
          <table:table-cell table:style-name="Tabelle8.A2" office:value-type="string">
            <text:p text:style-name="P20">Niedrige Performance<text:note text:id="ftn7" text:note-class="footnote"><text:note-citation>7</text:note-citation><text:note-body><text:p text:style-name="P38">https://blog.takipi.com/the-ultimate-json-library-json-simple-vs-gson-vs-jackson-vs-json/</text:p></text:note-body></text:note> bei kleinen Dateien</text:p>
          </table:table-cell>
          <table:table-cell table:style-name="Tabelle8.A2" office:value-type="string">
            <text:p text:style-name="P21">Niedrige Performance bei großen Dateien</text:p>
          </table:table-cell>
          <table:table-cell table:style-name="Tabelle8.A2" office:value-type="string">
            <text:p text:style-name="P23">Niedrige Performance bei großen und kleinen Dateien</text:p>
          </table:table-cell>
          <table:table-cell table:style-name="Tabelle8.D2" office:value-type="string">
            <text:p text:style-name="P22"/>
          </table:table-cell>
        </table:table-row>
      </table:table>
      <text:p text:style-name="P31"/>
      <text:p text:style-name="P4">Für dieses Projekt wird eine Bibliothek benötigt die möglichst schnell kleine (&lt;100kB) Dateien speichern kann. GSON sticht hierfür besonders hervor da es in dieser Disziplin die beste der verglichenen Bibliotheken ist. <text:span text:style-name="T8">Dass GSON die 2. Möglichkeit der Implementierung (siehe nächstes Kapitel) anbietet spielt für diese Entscheidung keine Rolle, da dies nicht benötigt wird (siehe nächstes Kapitel). Beim Aufwand der Implementierung der verschiedenen Bibliotheken konnte kein Unterschied festgestellt werden, weshalb dies ebenfalls keine Auswirkung auf die Entscheidung hat. Als einziges Kriterium mit Aussagekraft ist die Performance das entscheidende und somit fällt die Wahl der JSON Bibliothek auf GSON.</text:span></text:p>
      <text:p text:style-name="P4"/>
      <text:h text:style-name="Heading_20_2" text:outline-level="2">J<text:span text:style-name="T6">SON</text:span> Implementierung</text:h>
      <text:p text:style-name="P26"/>
      <text:p text:style-name="P26">Es gibt grundsätzlich zwei Möglichkeiten Java Objekte in JSON umzuwandeln. Im folgenden werden die Vor- und Nachteile beider Möglichkeiten analysiert.</text:p>
      <text:p text:style-name="P26"/>
      <text:p text:style-name="P26">1. Möglichkeit speichern der wichtigen Attribute</text:p>
      <table:table table:name="Tabelle3" table:style-name="Tabelle3">
        <table:table-column table:style-name="Tabelle3.A"/>
        <table:table-column table:style-name="Tabelle3.B"/>
        <table:table-row>
          <table:table-cell table:style-name="Tabelle3.A1" office:value-type="string">
            <text:p text:style-name="P10">Vorteile</text:p>
          </table:table-cell>
          <table:table-cell table:style-name="Tabelle3.B1" office:value-type="string">
            <text:p text:style-name="P10">Nachteile</text:p>
          </table:table-cell>
        </table:table-row>
        <table:table-row>
          <table:table-cell table:style-name="Tabelle3.A2" office:value-type="string">
            <text:p text:style-name="P10">Geringer Speicherbedarf</text:p>
          </table:table-cell>
          <table:table-cell table:style-name="Tabelle3.B2" office:value-type="string">
            <text:p text:style-name="P11">Mehr Implementierungsaufwand</text:p>
          </table:table-cell>
        </table:table-row>
        <table:table-row>
          <table:table-cell table:style-name="Tabelle3.A3" office:value-type="string">
            <text:p text:style-name="P11">Bessere Wartbarkeit</text:p>
          </table:table-cell>
          <table:table-cell table:style-name="Tabelle3.B3" office:value-type="string">
            <text:p text:style-name="P11"/>
          </table:table-cell>
        </table:table-row>
      </table:table>
      <text:p text:style-name="Text_20_body"/>
      <text:p text:style-name="P27">2. Möglichkeit speichern aller Attribute</text:p>
      <table:table table:name="Tabelle4" table:style-name="Tabelle4">
        <table:table-column table:style-name="Tabelle4.A"/>
        <table:table-column table:style-name="Tabelle4.B"/>
        <table:table-row>
          <table:table-cell table:style-name="Tabelle4.A1" office:value-type="string">
            <text:p text:style-name="P12">Vorteile</text:p>
          </table:table-cell>
          <table:table-cell table:style-name="Tabelle4.B1" office:value-type="string">
            <text:p text:style-name="P12">Nachteile</text:p>
          </table:table-cell>
        </table:table-row>
        <table:table-row>
          <table:table-cell table:style-name="Tabelle4.A2" office:value-type="string">
            <text:p text:style-name="P12">Geringer Implementierungsaufwand</text:p>
          </table:table-cell>
          <table:table-cell table:style-name="Tabelle4.B2" office:value-type="string">
            <text:p text:style-name="P13">Schlechte Wartbarkeit</text:p>
          </table:table-cell>
        </table:table-row>
        <table:table-row>
          <table:table-cell table:style-name="Tabelle4.A3" office:value-type="string">
            <text:p text:style-name="P14">Speichern von unbekannten Objekten</text:p>
          </table:table-cell>
          <table:table-cell table:style-name="Tabelle4.B3" office:value-type="string">
            <text:p text:style-name="P14">Hoher Speicherbedarf</text:p>
          </table:table-cell>
        </table:table-row>
      </table:table>
      <text:p text:style-name="Text_20_body"/>
      <text:p text:style-name="P29"><text:soft-page-break/>Möglichkeit 2 bietet <text:span text:style-name="T4">dem Entwickler</text:span> an unbekannte Objekte zu speichern, dies ist für dieses Projekt allerdings nicht notwendig. Somit spricht nur der geringere Implementierungsaufwand für diese Möglichkeit. Die bessere Wartbarkeit der 1. Möglichkeit ist der ausschlaggebende Aspekt weshalb wir uns für diese entschieden haben.</text:p>
      <text:p text:style-name="P30"/>
      <text:h text:style-name="P45" text:outline-level="2">Wahl der wichtigen Attribute</text:h>
      <text:p text:style-name="P28">Um nur die wichtigen Attribute abzuspeichern muss festgelegt werden welche dies sind, hierbei wird zwischen Konfiguration und Zustand unterschieden.</text:p>
      <text:list xml:id="list3278990892" text:style-name="L1">
        <text:list-item>
          <text:p text:style-name="P39"><text:span text:style-name="T5">Konfiguration</text:span>:</text:p>
        </text:list-item>
      </text:list>
      <table:table table:name="Tabelle5" table:style-name="Tabelle5">
        <table:table-column table:style-name="Tabelle5.A"/>
        <table:table-column table:style-name="Tabelle5.B"/>
        <table:table-row>
          <table:table-cell table:style-name="Tabelle5.A1" office:value-type="string">
            <text:p text:style-name="P33">Objekt</text:p>
          </table:table-cell>
          <table:table-cell table:style-name="Tabelle5.B1" office:value-type="string">
            <text:p text:style-name="P33">Attribute</text:p>
          </table:table-cell>
        </table:table-row>
        <table:table-row>
          <table:table-cell table:style-name="Tabelle5.A2" office:value-type="string">
            <text:p text:style-name="P32">Stationen</text:p>
          </table:table-cell>
          <table:table-cell table:style-name="Tabelle5.B2" office:value-type="string">
            <text:p text:style-name="P32">Name, Kürzel, direkte Vorgänger, X/<text:span text:style-name="T2">Y</text:span> Koordinaten</text:p>
          </table:table-cell>
        </table:table-row>
        <table:table-row>
          <table:table-cell table:style-name="Tabelle5.A3" office:value-type="string">
            <text:p text:style-name="P32">Kreuzungen</text:p>
          </table:table-cell>
          <table:table-cell table:style-name="Tabelle5.B3" office:value-type="string">
            <text:p text:style-name="P32">Name, direkte Vorgänger, X/<text:span text:style-name="T2">Y</text:span> Koordinaten</text:p>
          </table:table-cell>
        </table:table-row>
        <table:table-row>
          <table:table-cell table:style-name="Tabelle5.A3" office:value-type="string">
            <text:p text:style-name="P32">Fließbänder</text:p>
          </table:table-cell>
          <table:table-cell table:style-name="Tabelle5.B3" office:value-type="string">
            <text:p text:style-name="P32">Position der Eckpunkte</text:p>
          </table:table-cell>
        </table:table-row>
        <table:table-row>
          <table:table-cell table:style-name="Tabelle5.A5" office:value-type="string">
            <text:p text:style-name="P34">Netzwerkverbindung zum Controller</text:p>
          </table:table-cell>
          <table:table-cell table:style-name="Tabelle5.B5" office:value-type="string">
            <text:p text:style-name="P34">IP-Adresse, Portnummer</text:p>
          </table:table-cell>
        </table:table-row>
      </table:table>
      <text:list xml:id="list224937925412620" text:continue-numbering="true" text:style-name="L1">
        <text:list-header>
          <text:p text:style-name="P39"/>
        </text:list-header>
      </text:list>
      <text:list xml:id="list1530648463" text:style-name="L2">
        <text:list-item>
          <text:p text:style-name="P41">Zustand:</text:p>
        </text:list-item>
      </text:list>
      <table:table table:name="Tabelle6" table:style-name="Tabelle6">
        <table:table-column table:style-name="Tabelle6.A"/>
        <table:table-column table:style-name="Tabelle6.B"/>
        <table:table-row>
          <table:table-cell table:style-name="Tabelle6.A1" office:value-type="string">
            <text:p text:style-name="P15">Objekt</text:p>
          </table:table-cell>
          <table:table-cell table:style-name="Tabelle6.B1" office:value-type="string">
            <text:p text:style-name="P15">Attribute</text:p>
          </table:table-cell>
        </table:table-row>
        <table:table-row>
          <table:table-cell table:style-name="Tabelle6.A2" office:value-type="string">
            <text:p text:style-name="P32">Stationen</text:p>
          </table:table-cell>
          <table:table-cell table:style-name="Tabelle6.B2" office:value-type="string">
            <text:p text:style-name="P32">Name, Kürzel, direkte Vorgänger, X/<text:span text:style-name="T2">Y</text:span> Koordinaten, <text:span text:style-name="T1">anstehende Schlitten</text:span></text:p>
          </table:table-cell>
        </table:table-row>
        <table:table-row>
          <table:table-cell table:style-name="Tabelle6.A3" office:value-type="string">
            <text:p text:style-name="P32">Kreuzungen</text:p>
          </table:table-cell>
          <table:table-cell table:style-name="Tabelle6.B3" office:value-type="string">
            <text:p text:style-name="P32">Name, direkte Vorgänger, X/<text:span text:style-name="T2">Y</text:span> Koordinaten</text:p>
          </table:table-cell>
        </table:table-row>
        <table:table-row>
          <table:table-cell table:style-name="Tabelle6.A3" office:value-type="string">
            <text:p text:style-name="P32">Fließbänder</text:p>
          </table:table-cell>
          <table:table-cell table:style-name="Tabelle6.B3" office:value-type="string">
            <text:p text:style-name="P32">Position der Eckpunkte</text:p>
          </table:table-cell>
        </table:table-row>
        <table:table-row>
          <table:table-cell table:style-name="Tabelle6.A3" office:value-type="string">
            <text:p text:style-name="P34">Netzwerkverbindung zum Controller</text:p>
          </table:table-cell>
          <table:table-cell table:style-name="Tabelle6.B3" office:value-type="string">
            <text:p text:style-name="P34">IP-Adresse, Portnummer</text:p>
          </table:table-cell>
        </table:table-row>
        <table:table-row>
          <table:table-cell table:style-name="Tabelle6.A6" office:value-type="string">
            <text:p text:style-name="P35">empfangene Befehle</text:p>
          </table:table-cell>
          <table:table-cell table:style-name="Tabelle6.B6" office:value-type="string">
            <text:p text:style-name="P35">Befehl-Code, Abarbeitungs-Zustand</text:p>
          </table:table-cell>
        </table:table-row>
      </table:table>
      <text:list xml:id="list224938221696344" text:continue-numbering="true" text:style-name="L2">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text-properties fo:color="#000000" style:font-name="Liberation Sans" fo:font-size="10pt" officeooo:rsid="0026d507" officeooo:paragraph-rsid="0026d507"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26d507" officeooo:paragraph-rsid="0026d507"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4">JSON Analyse</text:p>
            </table:table-cell>
            <table:table-cell table:style-name="Tabelle2.B2" office:value-type="string">
              <text:p text:style-name="MP5">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Andreas Glaser</text:p>
            </table:table-cell>
            <table:table-cell table:style-name="Tabelle1.A1" office:value-type="string">
              <text:p text:style-name="MP7"><text:page-number text:select-page="current">3</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4T22:49:37.010605601</dc:date>
    <meta:editing-duration>PT1H21M20S</meta:editing-duration>
    <meta:editing-cycles>19</meta:editing-cycles>
    <meta:generator>LibreOffice/5.4.6.2$Linux_X86_64 LibreOffice_project/40m0$Build-2</meta:generator>
    <dc:creator>Noah Lehmann</dc:creator>
    <meta:document-statistic meta:table-count="8" meta:image-count="1" meta:object-count="0" meta:page-count="3" meta:paragraph-count="79" meta:word-count="453" meta:character-count="3956" meta:non-whitespace-character-count="3584"/>
  </office:meta>
</office:document-meta>
</file>